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AB0000637E00003114EC225D96.wmf"/>
  <manifest:file-entry manifest:media-type="" manifest:full-path="Pictures/2000010E00003BF100002B95CE380B47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line-height="120%" fo:text-align="center" style:justify-single-word="false"/>
    </style:style>
    <style:style style:name="P2" style:family="paragraph" style:parent-style-name="Standard" style:list-style-name="WW8Num1">
      <style:paragraph-properties fo:line-height="120%"/>
    </style:style>
    <style:style style:name="P3" style:family="paragraph" style:parent-style-name="Standard">
      <style:paragraph-properties fo:line-height="120%" fo:text-align="center" style:justify-single-word="false"/>
      <style:text-properties fo:font-size="13pt" style:font-size-asian="13pt" style:font-size-complex="13pt"/>
    </style:style>
    <style:style style:name="P4" style:family="paragraph" style:parent-style-name="Standard" style:list-style-name="WW8Num1">
      <style:paragraph-properties fo:line-height="120%">
        <style:tab-stops>
          <style:tab-stop style:position="1.852cm"/>
        </style:tab-stops>
      </style:paragraph-properties>
    </style:style>
    <style:style style:name="T1" style:family="text">
      <style:text-properties fo:font-size="15pt" fo:font-weight="bold" style:font-size-asian="15pt" style:font-weight-asian="bold" style:font-size-complex="15pt"/>
    </style:style>
    <style:style style:name="T2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3pt" fo:font-weight="bold" style:font-size-asian="13pt" style:font-weight-asian="bold" style:font-size-complex="13pt"/>
    </style:style>
    <style:style style:name="T5" style:family="text">
      <style:text-properties style:font-name="Arial" fo:font-size="13pt" style:font-size-asian="13pt" style:font-name-complex="Arial" style:font-size-complex="13pt"/>
    </style:style>
    <style:style style:name="T6" style:family="text">
      <style:text-properties style:text-position="super 58%" style:font-name="Arial" fo:font-size="13pt" style:font-size-asian="13pt" style:font-name-complex="Arial" style:font-size-complex="13pt"/>
    </style:style>
    <style:style style:name="T7" style:family="text">
      <style:text-properties fo:font-size="13pt" fo:font-style="italic" style:font-size-asian="13pt" style:font-style-asian="italic" style:font-size-complex="13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ERCIZIO (importazione,grafici)</text:span></text:p>
      <text:list text:style-name="WW8Num1">
        <text:list-item>
          <text:p text:style-name="P2"><text:span text:style-name="T2">Importare</text:span><text:span text:style-name="T3"> il file </text:span><text:span text:style-name="T4">costoedilizia.csv</text:span><text:span text:style-name="T3"> all’interno di un nuovo foglio elettronico, saltando le prime tre righe e impostando il corretto delimitatore, a partire dalla cella A1.</text:span></text:p>
        </text:list-item>
        <text:list-item>
          <text:p text:style-name="P2"><text:span text:style-name="T2">Salvare</text:span><text:span text:style-name="T3"> il file come </text:span><text:span text:style-name="T4">costoedilizia.ods</text:span><text:span text:style-name="T3">.</text:span></text:p>
        </text:list-item>
        <text:list-item>
          <text:p text:style-name="P2"><text:span text:style-name="T2">Cambiare</text:span><text:span text:style-name="T3"> a piacere il formato del foglio (ad esempio formattare correttamente </text:span><text:span text:style-name="T5">€/m</text:span><text:span text:style-name="T6">2</text:span><text:span text:style-name="T3">).</text:span></text:p>
        </text:list-item>
        <text:list-item>
          <text:p text:style-name="P2"><text:span text:style-name="T3">Nella cella C3 </text:span><text:span text:style-name="T2">scrivere</text:span><text:span text:style-name="T3"> </text:span><text:span text:style-name="T4">Var</text:span><text:span text:style-name="T3">. Nelle celle </text:span><text:span text:style-name="T4">C4:C13</text:span><text:span text:style-name="T3"> </text:span><text:span text:style-name="T2">calcolare</text:span><text:span text:style-name="T3"> la </text:span><text:span text:style-name="T7">variazione percentuale</text:span><text:span text:style-name="T3"> del costo di un anno rispetto al successivo (</text:span><text:span text:style-name="T4">sugg</text:span><text:span text:style-name="T3">. per il 1996 sarà data dal rapporto tra la differenza dei valori reali di 1997 e 1996 e il valore del 1997).</text:span></text:p>
        </text:list-item>
        <text:list-item>
          <text:p text:style-name="P2"><text:span text:style-name="T2">Creare</text:span><text:span text:style-name="T3"> un </text:span><text:span text:style-name="T7">grafico ad istogramma</text:span><text:span text:style-name="T3"> per i dati compresi tra le celle </text:span><text:span text:style-name="T4">B3:C13</text:span><text:span text:style-name="T3">. </text:span><text:span text:style-name="T2">Spostare</text:span><text:span text:style-name="T3"> i dati della serie </text:span><text:span text:style-name="T4">Var</text:span><text:span text:style-name="T3"> nell’</text:span><text:span text:style-name="T7">asse secondario </text:span><text:span text:style-name="T3">e </text:span><text:span text:style-name="T2">modificare</text:span><text:span text:style-name="T3"> opportunamente il grafico in modo che risulti uguale al seguente:</text:span></text:p>
        </text:list-item>
      </text:list>
      <text:p text:style-name="P3"><draw:frame draw:style-name="fr1" draw:name="immagini1" text:anchor-type="as-char" svg:width="16.992cm" svg:height="8.38cm" draw:z-index="0"><draw:image xlink:href="Pictures/200001AB0000637E00003114EC225D96.wmf" xlink:type="simple" xlink:show="embed" xlink:actuate="onLoad"/></draw:frame></text:p>
      <text:list text:style-name="WW8Num1" text:continue-numbering="true">
        <text:list-item>
          <text:p text:style-name="P2"><text:span text:style-name="T2">Creare</text:span><text:span text:style-name="T3"> un </text:span><text:span text:style-name="T7">grafico a torta</text:span><text:span text:style-name="T3"> dell’intervallo </text:span><text:span text:style-name="T4">B8:B13</text:span><text:span text:style-name="T3">. </text:span><text:span text:style-name="T2">Apportare</text:span><text:span text:style-name="T3"> le opportune modifiche in modo che risulti il seguente grafico:</text:span></text:p>
        </text:list-item>
      </text:list>
      <text:p text:style-name="P3"><draw:frame draw:style-name="fr1" draw:name="immagini2" text:anchor-type="as-char" svg:width="12.991cm" svg:height="9.446cm" draw:z-index="1"><draw:image xlink:href="Pictures/2000010E00003BF100002B95CE380B47.wmf" xlink:type="simple" xlink:show="embed" xlink:actuate="onLoad"/></draw:frame></text:p>
      <text:list text:style-name="WW8Num1" text:continue-numbering="true">
        <text:list-item>
          <text:p text:style-name="P4"><text:span text:style-name="T2">Salvare</text:span><text:span text:style-name="T3"> le modifiche e </text:span><text:span text:style-name="T2">chiudere</text:span><text:span text:style-name="T3"> il programma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.251cm" fo:margin-bottom="1cm" fo:margin-left="2cm" fo:margin-right="2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ESERCIZIO</dc:title>
    <meta:initial-creator>Marco</meta:initial-creator>
    <meta:creation-date>2006-07-13T15:59:00</meta:creation-date>
    <dc:creator>Marco Caresia</dc:creator>
    <dc:date>2006-07-13T16:00:28</dc:date>
    <dc:language>it-IT</dc:language>
    <meta:editing-cycles>2</meta:editing-cycles>
    <meta:editing-duration>PT2M0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1" meta:paragraph-count="10" meta:word-count="149" meta:character-count="943"/>
  </office:meta>
</office:document-meta>
</file>